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539" officeooo:paragraph-rsid="00082539"/>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officeooo:rsid="000af9a6" officeooo:paragraph-rsid="00082539" style:font-size-asian="12.25pt" style:font-size-complex="14pt"/>
    </style:style>
    <style:style style:name="P4" style:family="paragraph" style:parent-style-name="Standard">
      <style:text-properties fo:font-size="14pt" fo:font-weight="bold" officeooo:rsid="000af9a6" officeooo:paragraph-rsid="000af9a6" style:font-size-asian="12.25pt" style:font-weight-asian="bold" style:font-size-complex="14pt" style:font-weight-complex="bold"/>
    </style:style>
    <style:style style:name="P5" style:family="paragraph" style:parent-style-name="Standard">
      <style:text-properties fo:font-size="13pt" fo:font-style="italic" officeooo:rsid="00082539" officeooo:paragraph-rsid="00082539" style:font-size-asian="13pt" style:font-style-asian="italic" style:font-size-complex="13pt" style:font-style-complex="italic"/>
    </style:style>
    <style:style style:name="P6" style:family="paragraph" style:parent-style-name="Text_20_body">
      <style:text-properties fo:font-size="12pt" officeooo:rsid="00205e7a" officeooo:paragraph-rsid="00205e7a" style:font-size-asian="10.5pt" style:font-size-complex="12pt"/>
    </style:style>
    <style:style style:name="P7" style:family="paragraph" style:parent-style-name="Text_20_body">
      <style:text-properties fo:font-size="14pt" fo:font-weight="bold" officeooo:rsid="001a9293" officeooo:paragraph-rsid="001a9293" style:font-size-asian="12.25pt" style:font-weight-asian="bold" style:font-size-complex="14pt" style:font-weight-complex="bold"/>
    </style:style>
    <style:style style:name="P8" style:family="paragraph" style:parent-style-name="Text_20_body">
      <style:text-properties fo:font-size="14pt" fo:font-weight="bold" officeooo:rsid="0022e15b" officeooo:paragraph-rsid="0022e15b" style:font-size-asian="14pt" style:font-weight-asian="bold" style:font-size-complex="14pt" style:font-weight-complex="bold"/>
    </style:style>
    <style:style style:name="P9" style:family="paragraph" style:parent-style-name="Text_20_body">
      <style:text-properties fo:font-size="14pt" fo:font-weight="bold" officeooo:rsid="00242bdf" officeooo:paragraph-rsid="00242bdf" style:font-size-asian="14pt" style:font-weight-asian="bold" style:font-size-complex="14pt" style:font-weight-complex="bold"/>
    </style:style>
    <style:style style:name="P10" style:family="paragraph" style:parent-style-name="Text_20_body">
      <style:text-properties fo:font-size="14pt" fo:font-weight="bold" officeooo:rsid="0028e751" officeooo:paragraph-rsid="0028e751" style:font-size-asian="14pt" style:font-weight-asian="bold" style:font-size-complex="14pt" style:font-weight-complex="bold"/>
    </style:style>
    <style:style style:name="P11" style:family="paragraph" style:parent-style-name="Text_20_body">
      <style:text-properties officeooo:rsid="0022e15b" officeooo:paragraph-rsid="0022e15b"/>
    </style:style>
    <style:style style:name="P12" style:family="paragraph" style:parent-style-name="Text_20_body">
      <style:text-properties officeooo:rsid="00242bdf" officeooo:paragraph-rsid="00242bdf"/>
    </style:style>
    <style:style style:name="P13" style:family="paragraph" style:parent-style-name="Text_20_body">
      <style:text-properties fo:font-weight="bold" officeooo:rsid="000dea54" officeooo:paragraph-rsid="000dea54" style:font-weight-asian="bold" style:font-weight-complex="bold"/>
    </style:style>
    <style:style style:name="P14" style:family="paragraph" style:parent-style-name="Standard">
      <style:text-properties fo:font-variant="normal" fo:text-transform="none" fo:color="#000000" style:font-name="Liberation Serif" fo:font-size="12pt" fo:letter-spacing="normal" fo:font-style="italic" fo:font-weight="normal" officeooo:rsid="000af9a6" officeooo:paragraph-rsid="000af9a6" style:font-size-asian="12pt" style:font-style-asian="italic" style:font-size-complex="12pt" style:font-style-complex="italic"/>
    </style:style>
    <style:style style:name="P15" style:family="paragraph" style:parent-style-name="Standard">
      <style:text-properties fo:font-size="13pt" fo:font-style="italic" officeooo:rsid="00082539" officeooo:paragraph-rsid="00082539" style:font-size-asian="13pt" style:font-style-asian="italic" style:font-size-complex="13pt" style:font-style-complex="italic"/>
    </style:style>
    <style:style style:name="P16" style:family="paragraph" style:parent-style-name="Standard">
      <style:text-properties fo:font-size="13pt" fo:font-style="italic" officeooo:rsid="003148ed" officeooo:paragraph-rsid="003148ed" style:font-size-asian="13pt" style:font-style-asian="italic" style:font-size-complex="13pt" style:font-style-complex="italic"/>
    </style:style>
    <style:style style:name="P17" style:family="paragraph" style:parent-style-name="Text_20_body" style:list-style-name="L1">
      <style:text-properties fo:font-size="12pt" officeooo:rsid="001e81ee" officeooo:paragraph-rsid="001e81ee" style:font-size-asian="10.5pt" style:font-size-complex="12pt"/>
    </style:style>
    <style:style style:name="P18" style:family="paragraph" style:parent-style-name="Text_20_body" style:list-style-name="L1">
      <style:text-properties fo:font-size="12pt" officeooo:rsid="0020c76a" officeooo:paragraph-rsid="0020c76a" style:font-size-asian="10.5pt" style:font-size-complex="12pt"/>
    </style:style>
    <style:style style:name="P19" style:family="paragraph" style:parent-style-name="Text_20_body" style:list-style-name="L1">
      <style:text-properties fo:font-size="12pt" officeooo:rsid="002233ce" officeooo:paragraph-rsid="002233ce" style:font-size-asian="10.5pt" style:font-size-complex="12pt"/>
    </style:style>
    <style:style style:name="P20" style:family="paragraph" style:parent-style-name="Text_20_body">
      <style:text-properties fo:font-size="12pt" officeooo:rsid="0022e15b" officeooo:paragraph-rsid="0022e15b" style:font-size-asian="10.5pt" style:font-size-complex="12pt"/>
    </style:style>
    <style:style style:name="P21" style:family="paragraph" style:parent-style-name="Text_20_body">
      <style:text-properties fo:font-size="12pt" officeooo:rsid="0022e15b" officeooo:paragraph-rsid="0031ffd8" style:font-size-asian="10.5pt" style:font-size-complex="12pt"/>
    </style:style>
    <style:style style:name="P22" style:family="paragraph" style:parent-style-name="Text_20_body">
      <style:text-properties fo:font-size="12pt" officeooo:rsid="0028e751" officeooo:paragraph-rsid="0028e751" style:font-size-asian="10.5pt" style:font-size-complex="12pt"/>
    </style:style>
    <style:style style:name="P23" style:family="paragraph" style:parent-style-name="Text_20_body" style:list-style-name="L3">
      <style:text-properties fo:font-size="12pt" officeooo:rsid="0028e751" officeooo:paragraph-rsid="0028e751" style:font-size-asian="10.5pt" style:font-size-complex="12pt"/>
    </style:style>
    <style:style style:name="P24" style:family="paragraph" style:parent-style-name="Text_20_body" style:list-style-name="L4">
      <style:text-properties fo:font-size="12pt" officeooo:rsid="0028e751" officeooo:paragraph-rsid="0028e751" style:font-size-asian="10.5pt" style:font-size-complex="12pt"/>
    </style:style>
    <style:style style:name="P25" style:family="paragraph" style:parent-style-name="Text_20_body">
      <style:text-properties fo:font-size="12pt" officeooo:rsid="00107ebf" officeooo:paragraph-rsid="001109db" style:font-size-asian="10.5pt" style:font-size-complex="12pt"/>
    </style:style>
    <style:style style:name="P26" style:family="paragraph" style:parent-style-name="Text_20_body" style:list-style-name="L2">
      <style:text-properties officeooo:paragraph-rsid="001d9037"/>
    </style:style>
    <style:style style:name="P27" style:family="paragraph" style:parent-style-name="Text_20_body" style:list-style-name="L2">
      <style:text-properties officeooo:rsid="001d9037" officeooo:paragraph-rsid="001d9037"/>
    </style:style>
    <style:style style:name="P28" style:family="paragraph" style:parent-style-name="Text_20_body" style:list-style-name="L3">
      <style:text-properties officeooo:rsid="0028e751" officeooo:paragraph-rsid="0028e751"/>
    </style:style>
    <style:style style:name="P29" style:family="paragraph" style:parent-style-name="Text_20_body">
      <style:text-properties fo:font-size="13pt" fo:font-weight="bold" officeooo:rsid="0031ffd8" officeooo:paragraph-rsid="0031ffd8" style:font-size-asian="13pt" style:font-weight-asian="bold" style:font-size-complex="13pt" style:font-weight-complex="bold"/>
    </style:style>
    <style:style style:name="P30" style:family="paragraph" style:parent-style-name="Text_20_body">
      <style:text-properties fo:font-size="13pt" fo:font-weight="bold" officeooo:rsid="0033cb01" officeooo:paragraph-rsid="0033cb01" style:font-size-asian="13pt" style:font-weight-asian="bold" style:font-size-complex="13pt" style:font-weight-complex="bold"/>
    </style:style>
    <style:style style:name="P31" style:family="paragraph" style:parent-style-name="Text_20_body">
      <style:text-properties fo:font-size="14pt" fo:font-weight="bold" officeooo:rsid="001a9293" officeooo:paragraph-rsid="0033cb01" style:font-size-asian="12.25pt" style:font-weight-asian="bold" style:font-size-complex="14pt" style:font-weight-complex="bold"/>
    </style:style>
    <style:style style:name="P32" style:family="paragraph" style:parent-style-name="Text_20_body">
      <style:text-properties fo:font-size="14pt" fo:font-weight="bold" officeooo:rsid="0033cb01" officeooo:paragraph-rsid="0033cb01" style:font-size-asian="12.25pt" style:font-weight-asian="bold" style:font-size-complex="14pt" style:font-weight-complex="bold"/>
    </style:style>
    <style:style style:name="T1" style:family="text">
      <style:text-properties fo:font-size="14pt" style:font-size-asian="12.25pt" style:font-size-complex="14pt"/>
    </style:style>
    <style:style style:name="T2" style:family="text">
      <style:text-properties fo:font-size="14pt" officeooo:rsid="000af9a6" style:font-size-asian="12.25pt" style:font-size-complex="14pt"/>
    </style:style>
    <style:style style:name="T3" style:family="text">
      <style:text-properties fo:font-size="14pt" officeooo:rsid="00255534" style:font-size-asian="12.25pt" style:font-size-complex="14pt"/>
    </style:style>
    <style:style style:name="T4" style:family="text">
      <style:text-properties fo:font-size="14pt" officeooo:rsid="003148ed" style:font-size-asian="12.25pt" style:font-size-complex="14pt"/>
    </style:style>
    <style:style style:name="T5" style:family="text">
      <style:text-properties officeooo:rsid="001109db"/>
    </style:style>
    <style:style style:name="T6" style:family="text">
      <style:text-properties fo:font-size="12pt" style:font-size-asian="10.5pt" style:font-size-complex="12pt"/>
    </style:style>
    <style:style style:name="T7" style:family="text">
      <style:text-properties fo:font-size="12pt" officeooo:rsid="001d9037" style:font-size-asian="10.5pt" style:font-size-complex="12pt"/>
    </style:style>
    <style:style style:name="T8" style:family="text">
      <style:text-properties fo:font-size="12pt" officeooo:rsid="001e81ee" style:font-size-asian="10.5pt" style:font-size-complex="12pt"/>
    </style:style>
    <style:style style:name="T9" style:family="text">
      <style:text-properties fo:font-size="12pt" officeooo:rsid="0024a0c1" style:font-size-asian="10.5pt" style:font-size-complex="12pt"/>
    </style:style>
    <style:style style:name="T10" style:family="text">
      <style:text-properties fo:font-size="12pt" officeooo:rsid="002d25de" style:font-size-asian="10.5pt" style:font-size-complex="12pt"/>
    </style:style>
    <style:style style:name="T11" style:family="text">
      <style:text-properties fo:font-size="12pt" officeooo:rsid="002ece7b" style:font-size-asian="10.5pt" style:font-size-complex="12pt"/>
    </style:style>
    <style:style style:name="T12" style:family="text">
      <style:text-properties officeooo:rsid="0024a0c1"/>
    </style:style>
    <style:style style:name="T13" style:family="text">
      <style:text-properties officeooo:rsid="002b19d7"/>
    </style:style>
    <style:style style:name="T14" style:family="text">
      <style:text-properties officeooo:rsid="003148ed"/>
    </style:style>
    <style:style style:name="T15" style:family="text">
      <style:text-properties officeooo:rsid="0031ffd8"/>
    </style:style>
    <style:style style:name="T16" style:family="text">
      <style:text-properties officeooo:rsid="0033cb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PO 2016/2017 – Projekt č. 10</text:p>
      <text:p text:style-name="P2">Efektívna implementácia mediánu</text:p>
      <text:p text:style-name="P2"/>
      <text:p text:style-name="P5">Dominik Šimek (xsimek23)</text:p>
      <text:p text:style-name="P5">Filip Lištiak (xlisti00)</text:p>
      <text:p text:style-name="P16">26.04.2017</text:p>
      <text:p text:style-name="P1"/>
      <text:p text:style-name="P3"/>
      <text:p text:style-name="P4">1. Zadanie</text:p>
      <text:p text:style-name="P14">“Vypracujte funkci, která efektivně implementuje výpočet mediánového filtru o velikosti 3x3 pixely, případně 5x5 nebo 7x7 pixelů nad obrazem. Efektivní implementací se v tomto případě myslí taková implementace, která využije skutečnosti, že se medián počítá pro všechny pozice v obrazu a proto lze využít "klouzajícího okna", které mění pozici v každém kroku výpočtu jen například o jeden pixel vpravo. Proto pro řazení hodnot pixelů ve filtru lze provést tak, že se nejprve seřadí hodnoty ve sloupcích (okénka 3x3, 5x5 nebo 7x7) a poté se například metodou "list merge sort" seřadí hodnoty v celém okně. Pro pohybu okna o jeden pixel vpravo se mohou využít sloupce seřazené pro minulou polohu s tím, že přibude jen jeden sloupec. Implementujte v jazyce C nebo v assembleru. PZ”</text:p>
      <text:p text:style-name="P14"/>
      <text:p text:style-name="P13"><text:span text:style-name="T2">2. </text:span><text:span text:style-name="T1">Popi</text:span><text:span text:style-name="T3">s </text:span><text:span text:style-name="T4">riešenia</text:span></text:p>
      <text:p text:style-name="P25">Cieľom <text:span text:style-name="T14">bolo</text:span> je navrhnúť a implementovať funkciu (funkcie), ktorá realizuje mediánový filter. Pre tento účel <text:span text:style-name="T14">bolo</text:span> najskôr nutné implementovať výpočet mediánu z <text:span text:style-name="T14">pohyblivého</text:span> okna (veľkosti 3x3, 5x5, 7x7 pixelov) <text:span text:style-name="T5">klasickým, konvenčným spôsobom</text:span>. <text:span text:style-name="T14">To znamená naplnenie pohyblivého okna hodnotami, jeho zoradenie (štandartným algoritmom) a vrátenie mediánu. Táto implementácia bola braná ako referenčná, voči ktorej bola porovnávaná implementácia popisovaná v zadaní (na úrovni korektnosti výpočtu a dosiahnutého zrýchlenia). Implementácia ktorá je cieľom projektu pracuje na princípe “cache” stĺpcov pohyblivého okna. Jednotlivé stĺpce okna sú najskôr zoradené (efektívnym algoritmom), po ich zlúčení je vrátená hodnota mediánu. Stĺpce ktoré už boli zoradené sa nieje potrebné radiť znova, sú použité hodnoty z “cache” stĺpcov (predchádzame tým opakovanému radeniu rovnakých hodnôt).</text:span></text:p>
      <text:p text:style-name="P29">2.1 Technológie</text:p>
      <text:p text:style-name="P21">Pre implementáciu <text:span text:style-name="T15">projektu bol</text:span> použítý jazyk C/C++. C++ <text:span text:style-name="T15">je</text:span> použité preto, aby bolo možné funkciu jednoducho testovať <text:span text:style-name="T15">a porovnávať </text:span>aj za použitia knižnice OpenCV. Samotná funkcia <text:span text:style-name="T15">je</text:span> imeplementovaná v jazyku C, ale <text:span text:style-name="T15">ako vstup príjíma typ cv::Mat.</text:span></text:p>
      <text:p text:style-name="P7">3. <text:span text:style-name="T16">Popis obsluhy programu</text:span></text:p>
      <text:p text:style-name="P6"/>
      <text:p text:style-name="P31"><text:span text:style-name="T16">4</text:span>. <text:span text:style-name="T16">Testovanie</text:span></text:p>
      <text:p text:style-name="P31"/>
      <text:p text:style-name="P30">4.1 Unit testy</text:p>
      <text:p text:style-name="P32"/>
      <text:p text:style-name="P30">4.2 Testovacie dáta</text:p>
      <text:p text:style-name="P32"><text:soft-page-break/></text:p>
      <text:p text:style-name="P30">4.3 Výsledky</text:p>
      <text:p text:style-name="P32"/>
      <text:p text:style-name="P31"><text:span text:style-name="T16">5</text:span>. <text:span text:style-name="T16">Literatúra</text:span></text:p>
      <text:list xml:id="list2671763674962710647" text:style-name="L1">
        <text:list-item>
          <text:p text:style-name="P17">Algoritmy radenia: <text:a xlink:type="simple" xlink:href="https://en.wikipedia.org/wiki/Sorting_algorithm" text:style-name="Internet_20_link" text:visited-style-name="Visited_20_Internet_20_Link">https://en.wikipedia.org/wiki/Sorting_algorithm</text:a></text:p>
        </text:list-item>
        <text:list-item>
          <text:p text:style-name="P17">Radiace siete: <text:a xlink:type="simple" xlink:href="https://en.wikipedia.org/wiki/Sorting_network" text:style-name="Internet_20_link" text:visited-style-name="Visited_20_Internet_20_Link">https://en.wikipedia.org/wiki/Sorting_network</text:a></text:p>
        </text:list-item>
        <text:list-item>
          <text:p text:style-name="P18">Merge: <text:a xlink:type="simple" xlink:href="http://www.geeksforgeeks.org/merge-k-sorted-arrays/" text:style-name="Internet_20_link" text:visited-style-name="Visited_20_Internet_20_Link">http://www.geeksforgeeks.org/merge-k-sorted-arrays/</text:a></text:p>
        </text:list-item>
        <text:list-item>
          <text:p text:style-name="P19">Merge: http://stackoverflow.com/questions/39197996/merging-k-sorted-arrays-vectors-complexity</text:p>
        </text:list-item>
      </text:list>
      <text:list xml:id="list1241677860325281297" text:style-name="L2">
        <text:list-item>
          <text:p text:style-name="P26"><text:span text:style-name="T7">Prednášky PRL, </text:span><text:span text:style-name="T8">medián</text:span><text:span text:style-name="T7">: </text:span><text:a xlink:type="simple" xlink:href="https://www.fit.vutbr.cz/study/courses/PDA/private/www/h003.pdf" text:style-name="Internet_20_link" text:visited-style-name="Visited_20_Internet_20_Link"><text:span text:style-name="T7">https://www.fit.vutbr.cz/study/courses/PDA/private/www/h003.pdf</text:span></text:a></text:p>
        </text:list-item>
        <text:list-item>
          <text:p text:style-name="P27"><text:span text:style-name="T8">Medián: </text:span><text:a xlink:type="simple" xlink:href="http://www.stat.cmu.edu/~ryantibs/median/" text:style-name="Internet_20_link" text:visited-style-name="Visited_20_Internet_20_Link"><text:span text:style-name="T6">http://www.stat.cmu.edu/~ryantibs/median/</text:span></text:a></text:p>
        </text:list-item>
      </text:list>
      <text:list xml:id="list8323772560473564232" text:style-name="L4">
        <text:list-item>
          <text:p text:style-name="P24">Návrh a implementácia rozhran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9:54:06.732589256</meta:creation-date>
    <dc:date>2017-04-26T19:51:51.997318012</dc:date>
    <meta:editing-duration>PT4H24M16S</meta:editing-duration>
    <meta:editing-cycles>28</meta:editing-cycles>
    <meta:generator>LibreOffice/5.1.6.2$Linux_X86_64 LibreOffice_project/10m0$Build-2</meta:generator>
    <meta:document-statistic meta:table-count="0" meta:image-count="0" meta:object-count="0" meta:page-count="2" meta:paragraph-count="24" meta:word-count="341" meta:character-count="2603" meta:non-whitespace-character-count="2292"/>
  </office:meta>
</office:document-meta>
</file>